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1.249cm" style:auto-text-indent="false"/>
    </style:style>
    <style:style style:name="P3" style:family="paragraph" style:parent-style-name="Subtitle">
      <style:paragraph-properties fo:break-before="pag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paragraph-properties fo:text-align="justify" style:justify-single-word="false"/>
    </style:style>
    <style:style style:name="P6" style:family="paragraph" style:parent-style-name="List_20_Paragraph" style:list-style-name="WWNum3">
      <style:paragraph-properties fo:text-align="justify" style:justify-single-word="false"/>
    </style:style>
    <style:style style:name="P7" style:family="paragraph" style:parent-style-name="List_20_Paragraph" style:list-style-name="WWNum2">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70623487286132510" text:style-name="Outline">
        <text:list-item>
          <text:h text:style-name="P4" text:outline-level="1">Projet d’entreprise JAVA</text:h>
          <text:list>
            <text:list-item>
              <text:h text:style-name="Heading_20_2" text:outline-level="2">Objectif :</text:h>
            </text:list-item>
          </text:list>
        </text:list-item>
      </text:list>
      <text:p text:style-name="P1">Mettre en place une gestion d’accès des salles de l’entreprise pour chaque salarié.</text:p>
      <text:p text:style-name="P1"/>
      <text:list xml:id="list110034137156592" text:continue-numbering="true" text:style-name="Outline">
        <text:list-item>
          <text:list>
            <text:list-item>
              <text:h text:style-name="P5" text:outline-level="2">Descriptif de l’application :</text:h>
            </text:list-item>
          </text:list>
        </text:list-item>
      </text:list>
      <text:p text:style-name="P1">Chaque salle de l’entreprise nécessitant un contrôle d’accès doit avoir des plages horaires de disponibilité. Tout salarié souhaitant réserver une salle ne pourra définir un créneau horaire compris que dans les plages horaires de disponibilité de la salle.</text:p>
      <text:p text:style-name="P1">L’ouverture des portes de chaque salle est pilotée par un terminal. Le terminal bloquera l’ouverture des portes de la salle sur laquelle il est connecté en fonction de ses plages horaires de disponibilité. Il permettra également au salarié de visualiser si une salle est occupée ou non.</text:p>
      <text:p text:style-name="P1">Si la salle est occupée, le terminal affichera le nom et prénom du salarié qui a réservé la salle ainsi que le motif de la réservation. Il interdira tout badge saisi ou scanné n’étant pas autorisé à rentrer dans la salle. Cette autorisation s’effectuera lors de la réservation de la salle par le salarié qui spécifiera la liste des personnes conviées. Le système doit permettre au salarié d’autoriser toutes les personnes de l’entreprise.</text:p>
      <text:p text:style-name="P1">Si la salle n’est pas occupée, le terminal doit permettre au salarié de visualiser, par une touche de fonction, le prochain créneau horaire réservé ainsi que le nom, prénom du salarié qui a réservé la salle et le motif de la réservation. <text:s/>Si la salle est disponible et que l’heure de badgeage respecte les plages horaires de disponibilité de la salle, le salarié est autorisé à rentrer dans la salle. </text:p>
      <text:p text:style-name="P1"/>
      <text:list xml:id="list110034138156751" text:continue-numbering="true" text:style-name="Outline">
        <text:list-item>
          <text:list>
            <text:list-item>
              <text:h text:style-name="Heading_20_2" text:outline-level="2">Caractéristiques fonctionnelles :</text:h>
            </text:list-item>
          </text:list>
        </text:list-item>
      </text:list>
      <text:p text:style-name="P1">Un terminal se compose :</text:p>
      <text:list xml:id="list6030892039651065708" text:style-name="WWNum3">
        <text:list-item>
          <text:p text:style-name="P6">d’un clavier permettant aux salariés de l’entreprise de rentrer manuellement leur badge</text:p>
        </text:list-item>
        <text:list-item>
          <text:p text:style-name="P6">d’un lecteur RFID leur permettant de scanner leur badge</text:p>
        </text:list-item>
        <text:list-item>
          <text:p text:style-name="P6">des entrées / sorties logiques afin de bloquer les portes connectées au terminal. </text:p>
        </text:list-item>
      </text:list>
      <text:p text:style-name="P1">Un terminal est caractérisé par un numéro unique et sera associé à une salle. Une entrée logique sera associée à une porte de la salle et prendra l’état 0 pour débloquer la porte et l’état 1 pour la bloquer. Une sortie logique sera également associée à la porte et prendra l’état 0 si la salle est accessible et l’état 1 dans le cas contraire.</text:p>
      <text:p text:style-name="P1"><text:s/>L’application va se composer :</text:p>
      <text:list xml:id="list7124674205923840459" text:style-name="WWNum2">
        <text:list-item>
          <text:p text:style-name="P7">d’un « driver de communication » permettant de piloter le comportement de chaque terminal.</text:p>
        </text:list-item>
        <text:list-item>
          <text:p text:style-name="P7"><text:soft-page-break/>d’une application d’administration permettant à l’administrateur de renseigner les fiches salariées, le paramétrage des salles et des terminaux.</text:p>
        </text:list-item>
        <text:list-item>
          <text:p text:style-name="P7">d’une application de réservation accessible à tous les salariés leur permettant de réserver une salle en fonction de ses plages horaires de disponibilité.</text:p>
        </text:list-item>
      </text:list>
      <text:list xml:id="list110034144158404" text:continue-list="list110034138156751" text:style-name="Outline">
        <text:list-item>
          <text:list>
            <text:list-item>
              <text:h text:style-name="Heading_20_2" text:outline-level="2"/>
            </text:list-item>
            <text:list-item>
              <text:h text:style-name="Heading_20_2" text:outline-level="2">Caractéristiques techniques :</text:h>
            </text:list-item>
          </text:list>
        </text:list-item>
      </text:list>
      <text:p text:style-name="Subtitle">Le driver de communication </text:p>
      <text:p text:style-name="P1">C’est une application dite « serveur TCP-IP » ouvra le port de communication utilisé par les terminaux. Elle doit être à l’écoute de l’ensemble des terminaux connectés et doit permettre d’envoyer des commandes à un terminal en particulier. </text:p>
      <text:p text:style-name="P1">L’ensemble des commandes interprétées par les terminaux est spécifié dans les documents fournis en annexe.</text:p>
      <text:p text:style-name="Subtitle">L’application d’administration</text:p>
      <text:p text:style-name="P1">C’est une application cliente nécessitant une authentification pour pouvoir être lancée. Seul un administrateur peut lancer cette application. Elle va permettre de paramétrer :</text:p>
      <text:p text:style-name="P1">Les fiches salariés caractérisées par :</text:p>
      <text:list xml:id="list110034146182878" text:continue-list="list7124674205923840459" text:style-name="WWNum2">
        <text:list-item>
          <text:p text:style-name="P7">le nom du salarié</text:p>
        </text:list-item>
        <text:list-item>
          <text:p text:style-name="P7">le prénom du salarié</text:p>
        </text:list-item>
        <text:list-item>
          <text:p text:style-name="P7">le badge du salarié</text:p>
        </text:list-item>
        <text:list-item>
          <text:p text:style-name="P7">le profil du salarié (administrateur ou non)</text:p>
        </text:list-item>
      </text:list>
      <text:p text:style-name="P1">Les salles de l’entreprise caractérisées par :</text:p>
      <text:list xml:id="list110034147159443" text:continue-numbering="true" text:style-name="WWNum2">
        <text:list-item>
          <text:p text:style-name="P7">le nom de la salle</text:p>
        </text:list-item>
        <text:list-item>
          <text:p text:style-name="P7">les plages horaires de la salle pour chaque jour de la semaine (ex. tous les lundi la salle de réunion est disponible de 9h00 à 12h30 et de 14h à 18h30)</text:p>
        </text:list-item>
      </text:list>
      <text:p text:style-name="P1">Les terminaux caractérisés par :</text:p>
      <text:list xml:id="list110034148172824" text:continue-numbering="true" text:style-name="WWNum2">
        <text:list-item>
          <text:p text:style-name="P7">le numéro du terminal</text:p>
        </text:list-item>
        <text:list-item>
          <text:p text:style-name="P7">la salle associée</text:p>
        </text:list-item>
        <text:list-item>
          <text:p text:style-name="P7">les entrées logiques connectées à chaque porte de la salle</text:p>
        </text:list-item>
        <text:list-item>
          <text:p text:style-name="P7">les sorties logiques connectées à chaque porte de la salle</text:p>
        </text:list-item>
      </text:list>
      <text:p text:style-name="P1">Elle va également permettre de tracer tous les mouvements effectués sur les terminaux pour détecter les tentatives d’accès aux salles fructueuses ou infructueuses.</text:p>
      <text:p text:style-name="P3">L’application de réservation</text:p>
      <text:p text:style-name="P1">C’est une application cliente nécessitant une authentification pour pouvoir être lancée. Elle présentera pour une salle considérée et une semaine donnée, la disponibilité de la salle ainsi que les réservations effectuées sous forme de calendrier.</text:p>
      <text:p text:style-name="P1">Le salarié pourra effectuer une réservation de la salle en question uniquement sur une plage horaire disponible. Toute réservation ne pourra être supprimée que par le salarié qui a effectué la réservation ou par un administrateur.</text:p>
      <text:p text:style-name="P1">Une réservation est caractérisée par :</text:p>
      <text:list xml:id="list110034150171790" text:continue-numbering="true" text:style-name="WWNum2">
        <text:list-item>
          <text:p text:style-name="P7">une salle</text:p>
        </text:list-item>
        <text:list-item>
          <text:p text:style-name="P7">un salarié</text:p>
        </text:list-item>
        <text:list-item>
          <text:p text:style-name="P7">un motif de réservation</text:p>
        </text:list-item>
        <text:list-item>
          <text:p text:style-name="P7">une plage horaire</text:p>
        </text:list-item>
      </text:list>
      <text:list xml:id="list110034151174030" text:continue-list="list110034144158404" text:style-name="Outline">
        <text:list-item>
          <text:list>
            <text:list-item>
              <text:h text:style-name="Heading_20_2" text:outline-level="2"/>
            </text:list-item>
            <text:list-item>
              <text:h text:style-name="Heading_20_2" text:outline-level="2">Architecture technique :</text:h>
            </text:list-item>
          </text:list>
        </text:list-item>
      </text:list>
      <text:p text:style-name="P1">Le driver de communication sera une application Java autonome faisant office de serveur TCP-IP à l’écoute des différentes « sockets » clientes s’y connectant. Aucune interface graphique n’est nécessaire.</text:p>
      <text:p text:style-name="P1">Les applications d’administration et de réservation seront des applications Java Swing ou Web présentant l’ensemble des IHMs nécessaires pour leur fonctionnement respectif.</text:p>
      <text:p text:style-name="P1"><text:s/>La base de données imposée est MySQL. </text:p>
      <text:p text:style-name="P1"/>
      <text:list xml:id="list110034152164571" text:continue-numbering="true" text:style-name="Outline">
        <text:list-item>
          <text:list>
            <text:list-item>
              <text:h text:style-name="Heading_20_2" text:outline-level="2">Résultat attendu :</text:h>
            </text:list-item>
          </text:list>
        </text:list-item>
      </text:list>
      <text:p text:style-name="P1">Ce projet doit être scindé en plusieurs groupes. Le résultat attendu lors de la dernière journée de cour Java :</text:p>
      <text:p text:style-name="P2">En début de journée, présentation par l’ensemble du groupe du fonctionnement de l’application. Durée : 20 minutes.</text:p>
      <text:p text:style-name="P2">Ensuite, chaque groupe passera chacun leur tour afin de présenter les parties sur lesquelles ils ont travaillé. Chaque membre du groupe doit présenter son travail avec une description verbale fonctionnelle, une description verbale technique et présentation détaillée de son code. <text:s/>Durée : 20<text:bookmark text:name="_GoBack"/> minutes par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Default_20_Paragraph_20_Font" style:display-name="Default Paragraph Font" style:family="text"/>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bodet</meta:initial-creator>
    <meta:editing-cycles>12</meta:editing-cycles>
    <meta:creation-date>2012-01-30T16:11:00</meta:creation-date>
    <dc:date>2015-10-27T11:00:33.683000000</dc:date>
    <meta:editing-duration>PT12M2S</meta:editing-duration>
    <meta:generator>LibreOffice/4.3.5.2$Windows_x86 LibreOffice_project/3a87456aaa6a95c63eea1c1b3201acedf0751bd5</meta:generator>
    <meta:document-statistic meta:table-count="0" meta:image-count="0" meta:object-count="0" meta:page-count="3" meta:paragraph-count="54" meta:word-count="883" meta:character-count="5495" meta:non-whitespace-character-count="4677"/>
    <meta:user-defined meta:name="AppVersion">15.0000</meta:user-defined>
    <meta:user-defined meta:name="Company">BODET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